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2"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0598in" loext:contextual-spacing="false" fo:line-height="100%"/>
    </style:style>
    <style:style style:name="P2" style:family="paragraph" style:parent-style-name="Standard">
      <style:paragraph-properties fo:margin-top="0in" fo:margin-bottom="0.0598in" loext:contextual-spacing="false" fo:line-height="100%"/>
      <style:text-properties style:font-name="Times New Roman" fo:font-size="12pt" fo:font-weight="bold" style:font-size-asian="12pt" style:font-weight-asian="bold" style:font-size-complex="12pt"/>
    </style:style>
    <style:style style:name="P3" style:family="paragraph" style:parent-style-name="Standard">
      <style:paragraph-properties fo:margin-top="0in" fo:margin-bottom="0.0598in" loext:contextual-spacing="false" fo:line-height="100%" fo:text-align="center" style:justify-single-word="false"/>
      <style:text-properties style:font-name="Times New Roman" fo:font-size="12pt" fo:font-weight="bold" style:font-size-asian="12pt" style:font-weight-asian="bold" style:font-size-complex="12pt"/>
    </style:style>
    <style:style style:name="P4" style:family="paragraph" style:parent-style-name="Standard">
      <style:paragraph-properties fo:margin-top="0in" fo:margin-bottom="0.0598in" loext:contextual-spacing="false" fo:line-height="100%"/>
      <style:text-properties fo:color="#000000" style:font-name="Times New Roman" fo:font-size="12pt" style:font-size-asian="12pt" style:font-size-complex="12pt"/>
    </style:style>
    <style:style style:name="P5" style:family="paragraph" style:parent-style-name="Standard">
      <style:paragraph-properties fo:margin-left="0.5in" fo:margin-right="0in" fo:margin-top="0in" fo:margin-bottom="0.0598in" loext:contextual-spacing="false" fo:line-height="100%" fo:text-indent="0in" style:auto-text-indent="false"/>
    </style:style>
    <style:style style:name="P6" style:family="paragraph" style:parent-style-name="Standard">
      <style:paragraph-properties fo:margin-top="0in" fo:margin-bottom="0.0598in" loext:contextual-spacing="true" fo:line-height="100%"/>
      <style:text-properties fo:color="#000000" style:font-name="Times New Roman" fo:font-size="12pt" style:font-size-asian="12pt" style:font-size-complex="12pt"/>
    </style:style>
    <style:style style:name="P7" style:family="paragraph" style:parent-style-name="Standard" style:master-page-name="Standard">
      <style:paragraph-properties fo:margin-top="0in" fo:margin-bottom="0.0598in" loext:contextual-spacing="false" fo:line-height="100%" fo:text-align="center" style:justify-single-word="false" style:page-number="auto"/>
      <style:text-properties style:font-name="Times New Roman" fo:font-size="12pt" fo:font-weight="bold" style:font-size-asian="12pt" style:font-weight-asian="bold" style:font-size-complex="12pt"/>
    </style:style>
    <style:style style:name="P8" style:family="paragraph" style:parent-style-name="Standard" style:list-style-name="WWNum3">
      <style:paragraph-properties fo:margin-top="0in" fo:margin-bottom="0.0598in" loext:contextual-spacing="false" fo:line-height="100%"/>
    </style:style>
    <style:style style:name="P9" style:family="paragraph" style:parent-style-name="Standard" style:list-style-name="WWNum3">
      <style:paragraph-properties fo:margin-top="0in" fo:margin-bottom="0.0598in" loext:contextual-spacing="true" fo:line-height="100%"/>
    </style:style>
    <style:style style:name="P10" style:family="paragraph" style:parent-style-name="Standard" style:list-style-name="WWNum6">
      <style:paragraph-properties fo:margin-top="0in" fo:margin-bottom="0.0598in" loext:contextual-spacing="true" fo:line-height="100%"/>
    </style:style>
    <style:style style:name="P11" style:family="paragraph" style:parent-style-name="Standard" style:list-style-name="WWNum4">
      <style:paragraph-properties fo:margin-top="0in" fo:margin-bottom="0.0598in" loext:contextual-spacing="true" fo:line-height="100%"/>
      <style:text-properties fo:color="#000000" style:font-name="Times New Roman" fo:font-size="12pt" style:font-size-asian="12pt" style:font-size-complex="12pt"/>
    </style:style>
    <style:style style:name="P12" style:family="paragraph" style:parent-style-name="Standard" style:list-style-name="WWNum5">
      <style:paragraph-properties fo:margin-top="0in" fo:margin-bottom="0.0598in" loext:contextual-spacing="true" fo:line-height="100%"/>
      <style:text-properties fo:color="#000000" style:font-name="Times New Roman" fo:font-size="12pt" style:font-size-asian="12pt" style:font-size-complex="12pt"/>
    </style:style>
    <style:style style:name="P13" style:family="paragraph" style:parent-style-name="Standard" style:list-style-name="WWNum6">
      <style:paragraph-properties fo:margin-top="0in" fo:margin-bottom="0.0598in" loext:contextual-spacing="true" fo:line-height="100%"/>
      <style:text-properties fo:color="#000000" style:font-name="Times New Roman" fo:font-size="12pt" style:font-size-asian="12pt" style:font-size-complex="12pt"/>
    </style:style>
    <style:style style:name="P14" style:family="paragraph" style:parent-style-name="Standard" style:list-style-name="WWNum7">
      <style:paragraph-properties fo:margin-top="0in" fo:margin-bottom="0.0598in" loext:contextual-spacing="true" fo:line-height="100%"/>
      <style:text-properties fo:color="#000000" style:font-name="Times New Roman" fo:font-size="12pt" style:font-size-asian="12pt" style:font-size-complex="12pt"/>
    </style:style>
    <style:style style:name="P15" style:family="paragraph" style:parent-style-name="List_20_Paragraph" style:list-style-name="WWNum1">
      <style:paragraph-properties fo:margin-top="0in" fo:margin-bottom="0.0598in" loext:contextual-spacing="true" fo:line-height="100%"/>
    </style:style>
    <style:style style:name="P16" style:family="paragraph" style:parent-style-name="List_20_Paragraph" style:list-style-name="WWNum1">
      <style:paragraph-properties fo:margin-top="0in" fo:margin-bottom="0.0598in" loext:contextual-spacing="true" fo:line-height="100%"/>
      <style:text-properties style:font-name="Times New Roman" fo:font-size="12pt" style:font-size-asian="12pt" style:font-size-complex="12pt"/>
    </style:style>
    <style:style style:name="P17" style:family="paragraph" style:parent-style-name="List_20_Paragraph" style:list-style-name="WWNum2">
      <style:paragraph-properties fo:margin-top="0in" fo:margin-bottom="0.0598in" loext:contextual-spacing="true" fo:line-height="100%"/>
      <style:text-properties style:font-name="Times New Roman" fo:font-size="12pt" style:font-size-asian="12pt" style:font-size-complex="12pt"/>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name-complex="Courier New3" style:font-size-complex="12pt"/>
    </style:style>
    <style:style style:name="T4" style:family="text">
      <style:text-properties style:font-name="Courier New" fo:font-size="12pt" style:font-size-asian="12pt" style:font-size-complex="12pt"/>
    </style:style>
    <style:style style:name="T5" style:family="text">
      <style:text-properties style:font-name="Courier New" fo:font-size="12pt" style:font-size-asian="12pt" style:font-name-complex="Courier New3" style:font-size-complex="12pt"/>
    </style:style>
    <style:style style:name="T6" style:family="text">
      <style:text-properties fo:color="#000000" style:font-name="Courier New" fo:font-size="12pt" style:font-size-asian="12pt" style:font-size-complex="12pt"/>
    </style:style>
    <style:style style:name="T7" style:family="text">
      <style:text-properties fo:color="#000000" style:font-name="Times New Roman" fo:font-size="12pt" style:font-size-asian="12pt" style:font-size-complex="12pt"/>
    </style:style>
    <style:style style:name="T8" style:family="text">
      <style:text-properties fo:color="#000000" style:font-name="Times New Roman" fo:font-size="12pt" officeooo:rsid="0003d5a3" style:font-size-asian="12pt" style:font-size-complex="12pt"/>
    </style:style>
    <style:style style:name="T9" style:family="text">
      <style:text-properties fo:color="#000000" style:font-name="Bitstream Vera Sans Mono" fo:font-size="9pt" style:font-size-asian="9pt" style:font-size-complex="9pt"/>
    </style:style>
    <style:style style:name="T10" style:family="text">
      <style:text-properties fo:color="#000000" style:font-name="Courier New1" fo:font-size="12pt" officeooo:rsid="0003d5a3"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S 210</text:p>
      <text:p text:style-name="P3">Lab 2: Java Classes and Files</text:p>
      <text:p text:style-name="P2">Submission</text:p>
      <text:list xml:id="list3993375010" text:style-name="WWNum1">
        <text:list-item>
          <text:p text:style-name="P15"><text:span text:style-name="T2">This is a </text:span><text:span text:style-name="T1">pair-programming </text:span><text:span text:style-name="T2">lab. Each pair should make a single submission.</text:span></text:p>
        </text:list-item>
        <text:list-item>
          <text:p text:style-name="P16">Submit all source code in a single zip file to the Lab 2 assignment on Kodiak.</text:p>
        </text:list-item>
      </text:list>
      <text:p text:style-name="P1"><text:span text:style-name="T1">Goal: </text:span><text:span text:style-name="T2">Practice with reading in from files; creating classes and objects</text:span></text:p>
      <text:p text:style-name="P2">About This Lab</text:p>
      <text:p text:style-name="P1"><text:span text:style-name="T2">Like the previous lab, this lab is not difficult from a logic perspective. The point of this lab is to continue to give you practice using Java syntax and structure. As with the last lab, do not over-think these problems. We will be working in the domain of rental listings, in particular rental listings on Airbnb and hotels. We will be using the </text:span><text:span text:style-name="T4">vacashort.cvs</text:span><text:span text:style-name="T2"> file for testing. This file contains abbreviated listings for Airbnb where each listing contains an id, a name, a description, and a neighborhood overview. </text:span></text:p>
      <text:p text:style-name="P2">Problems</text:p>
      <text:p text:style-name="P1"><text:span text:style-name="T2">You will write a class called </text:span><text:span text:style-name="T5">Lab2Driver</text:span><text:span text:style-name="T3"> which will be used to test your other code. <text:s/></text:span><text:span text:style-name="T2">Each class and function that you write should use Javadoc comments to describe the class and methods.</text:span></text:p>
      <text:list xml:id="list2783943697" text:style-name="WWNum3">
        <text:list-item>
          <text:p text:style-name="P8"><text:span text:style-name="T2">Put all of your files in a </text:span><text:span text:style-name="T4">lab2</text:span><text:span text:style-name="T2"> package. </text:span></text:p>
        </text:list-item>
        <text:list-item>
          <text:p text:style-name="P8"><text:span text:style-name="T2">In the </text:span><text:span text:style-name="T4">Lab2Driver</text:span><text:span text:style-name="T2"> class, create a method called </text:span><text:span text:style-name="T4">countListings</text:span><text:span text:style-name="T2">. This method should take no parameters and return no values and should throw the </text:span><text:span text:style-name="T4">FileNotFoundException</text:span><text:span text:style-name="T2"> so the header should look like: </text:span></text:p>
        </text:list-item>
      </text:list>
      <text:p text:style-name="P5"><text:span text:style-name="T6">public static void countListings() <text:line-break/> <text:s text:c="14"/>throws FileNotFoundException </text:span><text:span text:style-name="T7"><text:line-break/><text:line-break/>This method should prompt the user for the name of an input file and the descriptive phrase for an Airbnb property. The method should print out the number of listings that contain the phrase. The phrase should not be case sensitive. For example, a search on "deck" should count instances that contain "deck", "Deck" and "DECK". </text:span><text:span text:style-name="T8"><text:s/>Test your code on the </text:span><text:span text:style-name="T10">vacashort.csv</text:span><text:span text:style-name="T8"> file included in this zip file. A longer version, </text:span><text:span text:style-name="T10">lodgings.csv</text:span><text:span text:style-name="T8"> includes the full set. </text:span></text:p>
      <text:list xml:id="list113932472165264" text:continue-numbering="true" text:style-name="WWNum3">
        <text:list-item>
          <text:p text:style-name="P9"><text:span text:style-name="T7">Airbnbs are maintained by a host. Create a </text:span><text:span text:style-name="T6">Host</text:span><text:span text:style-name="T7"> class with attributes for:</text:span></text:p>
        </text:list-item>
      </text:list>
      <text:list xml:id="list3419931670" text:style-name="WWNum4">
        <text:list-item>
          <text:p text:style-name="P11">id</text:p>
        </text:list-item>
        <text:list-item>
          <text:p text:style-name="P11">name</text:p>
        </text:list-item>
        <text:list-item>
          <text:p text:style-name="P11">date the host started hosting (can be as string)</text:p>
        </text:list-item>
        <text:list-item>
          <text:p text:style-name="P11">location</text:p>
        </text:list-item>
        <text:list-item>
          <text:p text:style-name="P11">description of the host</text:p>
        </text:list-item>
        <text:list-item>
          <text:p text:style-name="P11">response time (can be a string, how long it takes the host to respond to an inquiry)</text:p>
        </text:list-item>
        <text:list-item>
          <text:p text:style-name="P11">response rate (percentage indicating how frequently they respond to inquiries)\</text:p>
        </text:list-item>
        <text:list-item>
          <text:p text:style-name="P11">acceptance rate (percentage indicating how often they accept bookings)</text:p>
        </text:list-item>
        <text:list-item>
          <text:p text:style-name="P11">whether or not the host is a super host. <text:s/></text:p>
        </text:list-item>
      </text:list>
      <text:p text:style-name="P4"><text:tab/>You must include "setters" and "getters" for these attributes. </text:p>
      <text:list xml:id="list113932825774084" text:continue-list="list113932472165264" text:style-name="WWNum3">
        <text:list-item>
          <text:p text:style-name="P8"><text:soft-page-break/><text:span text:style-name="T7">Create a </text:span><text:span text:style-name="T6">Listing</text:span><text:span text:style-name="T7"> class which will be used to hold information about a general rental listing. This class should contain attributes for:</text:span></text:p>
        </text:list-item>
      </text:list>
      <text:list xml:id="list708020376" text:style-name="WWNum5">
        <text:list-item>
          <text:p text:style-name="P12">id of the listing</text:p>
        </text:list-item>
        <text:list-item>
          <text:p text:style-name="P12">listing name</text:p>
        </text:list-item>
        <text:list-item>
          <text:p text:style-name="P12">description</text:p>
        </text:list-item>
        <text:list-item>
          <text:p text:style-name="P12">type of room</text:p>
        </text:list-item>
        <text:list-item>
          <text:p text:style-name="P12">amenities</text:p>
        </text:list-item>
        <text:list-item>
          <text:p text:style-name="P12">cost per night <text:s/></text:p>
        </text:list-item>
      </text:list>
      <text:p text:style-name="P4"><text:tab/>You must include "setters" and "getters" for these attributes. </text:p>
      <text:list xml:id="list113933435528930" text:continue-list="list113932825774084" text:style-name="WWNum3">
        <text:list-item>
          <text:p text:style-name="P8"><text:span text:style-name="T7">Create an </text:span><text:span text:style-name="T6">Airbnb</text:span><text:span text:style-name="T7"> class that inherits from the </text:span><text:span text:style-name="T6">Listing</text:span><text:span text:style-name="T7"> class to hold information specific to an Airbnb rental listing. This class should have attributes for:</text:span></text:p>
        </text:list-item>
      </text:list>
      <text:list xml:id="list3170310915" text:style-name="WWNum6">
        <text:list-item>
          <text:p text:style-name="P10"><text:span text:style-name="T7">host (should be a reference to the </text:span><text:span text:style-name="T6">Host</text:span><text:span text:style-name="T7"> class)</text:span></text:p>
        </text:list-item>
        <text:list-item>
          <text:p text:style-name="P13">property type (e.g., condo, apartment, room in a house)</text:p>
        </text:list-item>
        <text:list-item>
          <text:p text:style-name="P13">number of people the lodging accommodates</text:p>
        </text:list-item>
        <text:list-item>
          <text:p text:style-name="P13">number of baths</text:p>
        </text:list-item>
        <text:list-item>
          <text:p text:style-name="P13">number of bedrooms</text:p>
        </text:list-item>
        <text:list-item>
          <text:p text:style-name="P13">minimum number of nights required in a stay</text:p>
        </text:list-item>
        <text:list-item>
          <text:p text:style-name="P13">maximum number of nights in a stay</text:p>
        </text:list-item>
      </text:list>
      <text:p text:style-name="P6"><text:tab/>You must include "setters" and "getters" for these attributes.</text:p>
      <text:list xml:id="list113932705947676" text:continue-list="list113933435528930" text:style-name="WWNum3">
        <text:list-item>
          <text:p text:style-name="P8"><text:span text:style-name="T7">Create a </text:span><text:span text:style-name="T6">HotelListing</text:span><text:span text:style-name="T7"> class that inherits from the </text:span><text:span text:style-name="T6">Listing</text:span><text:span text:style-name="T7"> class to hold information specific to a hotel rental. This class should have attributes for: </text:span></text:p>
        </text:list-item>
      </text:list>
      <text:list xml:id="list3889418532" text:style-name="WWNum7">
        <text:list-item>
          <text:p text:style-name="P14">parking charge</text:p>
        </text:list-item>
        <text:list-item>
          <text:p text:style-name="P14">number of conference rooms</text:p>
        </text:list-item>
        <text:list-item>
          <text:p text:style-name="P14">whether breakfast is included or not</text:p>
        </text:list-item>
        <text:list-item>
          <text:p text:style-name="P14">whether there is a pool</text:p>
        </text:list-item>
        <text:list-item>
          <text:p text:style-name="P14">whether they allow pets</text:p>
        </text:list-item>
      </text:list>
      <text:p text:style-name="P4"><text:tab/>You must include "setters" and "getters" for these attributes.</text:p>
      <text:list xml:id="list113932279379229" text:continue-list="list113932705947676" text:style-name="WWNum3">
        <text:list-item>
          <text:p text:style-name="P8"><text:span text:style-name="T7">Update the Lab2Driver class to create 2 instances of the </text:span><text:span text:style-name="T6">Host</text:span><text:span text:style-name="T7">, </text:span><text:span text:style-name="T6">AirbnbListing</text:span><text:span text:style-name="T7">, and </text:span><text:span text:style-name="T6">HotelListing</text:span><text:span text:style-name="T7"> classes. <text:s/>For each Airbnb, print out the listing name along with the host name:</text:span></text:p>
        </text:list-item>
      </text:list>
      <text:p text:style-name="P5"><text:span text:style-name="T9">Airbnb name: Oceanside Getaway is hosted by Happy Jane<text:line-break/><text:line-break/></text:span><text:span text:style-name="T7">For each hotel, print out the name of the hotel and the description:</text:span></text:p>
      <text:p text:style-name="P5"><text:span text:style-name="T9">Hotel name: Marriot - Downtown San Diego is Right in downtown San Diego!</text:span><text:span text:style-name="T7"><text:line-break/></text:span></text:p>
      <text:p text:style-name="P2">What to Submit:</text:p>
      <text:list xml:id="list208750830" text:style-name="WWNum2">
        <text:list-item>
          <text:p text:style-name="P17">A zip file containing ONLY source files (.java files). Do not submit bytecode (.class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2"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fo:font-size="12pt" style:font-size-asian="12pt" style:font-name-complex="Symbol1" style:font-family-complex="Symbol"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fo:font-size="12pt" style:font-size-asian="12pt" style:font-name-complex="Symbol1" style:font-family-complex="Symbol"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3"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3"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fo:font-size="12pt" style:font-size-asian="12pt" style:font-name-complex="Symbol1" style:font-family-complex="Symbol" style:font-family-generic-complex="system" style:font-pitch-complex="variable"/>
    </style:style>
    <style:style style:name="ListLabel_20_81" style:display-name="ListLabel 81" style:family="text">
      <style:text-properties style:font-name-complex="Courier New3"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3"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fo:font-size="12pt" style:font-size-asian="12pt" style:font-name-complex="Symbol1" style:font-family-complex="Symbol" style:font-family-generic-complex="system" style:font-pitch-complex="variable"/>
    </style:style>
    <style:style style:name="ListLabel_20_99" style:display-name="ListLabel 99" style:family="text">
      <style:text-properties style:font-name-complex="Courier New3"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3"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3"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9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9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0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0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0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7" style:num-suffix="" text:bullet-char="">
        <style:list-level-properties text:list-level-position-and-space-mode="label-alignment">
          <style:list-level-label-alignment text:label-followed-by="listtab" text:list-tab-stop-position="0.7945in" fo:text-indent="-0.25in" fo:margin-left="0.7945in"/>
        </style:list-level-properties>
        <style:text-properties style:font-name="Symbol"/>
      </text:list-level-style-bullet>
      <text:list-level-style-bullet text:level="2" text:style-name="ListLabel_20_108" style:num-suffix="◦"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1"/>
      </text:list-level-style-bullet>
      <text:list-level-style-bullet text:level="3" text:style-name="ListLabel_20_109" style:num-suffix="▪" text:bullet-char="▪">
        <style:list-level-properties text:list-level-position-and-space-mode="label-alignment">
          <style:list-level-label-alignment text:label-followed-by="listtab" text:list-tab-stop-position="1.2945in" fo:text-indent="-0.25in" fo:margin-left="1.2945in"/>
        </style:list-level-properties>
        <style:text-properties style:font-name="OpenSymbol1"/>
      </text:list-level-style-bullet>
      <text:list-level-style-bullet text:level="4" text:style-name="ListLabel_20_110" style:num-suffix="" text:bullet-char="">
        <style:list-level-properties text:list-level-position-and-space-mode="label-alignment">
          <style:list-level-label-alignment text:label-followed-by="listtab" text:list-tab-stop-position="1.5445in" fo:text-indent="-0.25in" fo:margin-left="1.5445in"/>
        </style:list-level-properties>
        <style:text-properties style:font-name="Symbol"/>
      </text:list-level-style-bullet>
      <text:list-level-style-bullet text:level="5" text:style-name="ListLabel_20_111" style:num-suffix="◦" text:bullet-char="◦">
        <style:list-level-properties text:list-level-position-and-space-mode="label-alignment">
          <style:list-level-label-alignment text:label-followed-by="listtab" text:list-tab-stop-position="1.7945in" fo:text-indent="-0.25in" fo:margin-left="1.7945in"/>
        </style:list-level-properties>
        <style:text-properties style:font-name="OpenSymbol1"/>
      </text:list-level-style-bullet>
      <text:list-level-style-bullet text:level="6" text:style-name="ListLabel_20_112" style:num-suffix="▪" text:bullet-char="▪">
        <style:list-level-properties text:list-level-position-and-space-mode="label-alignment">
          <style:list-level-label-alignment text:label-followed-by="listtab" text:list-tab-stop-position="2.0445in" fo:text-indent="-0.25in" fo:margin-left="2.0445in"/>
        </style:list-level-properties>
        <style:text-properties style:font-name="OpenSymbol1"/>
      </text:list-level-style-bullet>
      <text:list-level-style-bullet text:level="7" text:style-name="ListLabel_20_113" style:num-suffix="" text:bullet-char="">
        <style:list-level-properties text:list-level-position-and-space-mode="label-alignment">
          <style:list-level-label-alignment text:label-followed-by="listtab" text:list-tab-stop-position="2.2945in" fo:text-indent="-0.25in" fo:margin-left="2.2945in"/>
        </style:list-level-properties>
        <style:text-properties style:font-name="Symbol"/>
      </text:list-level-style-bullet>
      <text:list-level-style-bullet text:level="8" text:style-name="ListLabel_20_114" style:num-suffix="◦" text:bullet-char="◦">
        <style:list-level-properties text:list-level-position-and-space-mode="label-alignment">
          <style:list-level-label-alignment text:label-followed-by="listtab" text:list-tab-stop-position="2.5445in" fo:text-indent="-0.25in" fo:margin-left="2.5445in"/>
        </style:list-level-properties>
        <style:text-properties style:font-name="OpenSymbol1"/>
      </text:list-level-style-bullet>
      <text:list-level-style-bullet text:level="9" text:style-name="ListLabel_20_115" style:num-suffix="▪" text:bullet-char="▪">
        <style:list-level-properties text:list-level-position-and-space-mode="label-alignment">
          <style:list-level-label-alignment text:label-followed-by="listtab" text:list-tab-stop-position="2.7945in" fo:text-indent="-0.25in" fo:margin-left="2.79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6" style:num-suffix="" text:bullet-char="">
        <style:list-level-properties text:list-level-position-and-space-mode="label-alignment">
          <style:list-level-label-alignment text:label-followed-by="listtab" text:list-tab-stop-position="0.7945in" fo:text-indent="-0.25in" fo:margin-left="0.7945in"/>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1"/>
      </text:list-level-style-bullet>
      <text:list-level-style-bullet text:level="3" text:style-name="ListLabel_20_118" style:num-suffix="▪" text:bullet-char="▪">
        <style:list-level-properties text:list-level-position-and-space-mode="label-alignment">
          <style:list-level-label-alignment text:label-followed-by="listtab" text:list-tab-stop-position="1.2945in" fo:text-indent="-0.25in" fo:margin-left="1.2945in"/>
        </style:list-level-properties>
        <style:text-properties style:font-name="OpenSymbol1"/>
      </text:list-level-style-bullet>
      <text:list-level-style-bullet text:level="4" text:style-name="ListLabel_20_119" style:num-suffix="" text:bullet-char="">
        <style:list-level-properties text:list-level-position-and-space-mode="label-alignment">
          <style:list-level-label-alignment text:label-followed-by="listtab" text:list-tab-stop-position="1.5445in" fo:text-indent="-0.25in" fo:margin-left="1.5445in"/>
        </style:list-level-properties>
        <style:text-properties style:font-name="Symbol"/>
      </text:list-level-style-bullet>
      <text:list-level-style-bullet text:level="5" text:style-name="ListLabel_20_120" style:num-suffix="◦" text:bullet-char="◦">
        <style:list-level-properties text:list-level-position-and-space-mode="label-alignment">
          <style:list-level-label-alignment text:label-followed-by="listtab" text:list-tab-stop-position="1.7945in" fo:text-indent="-0.25in" fo:margin-left="1.7945in"/>
        </style:list-level-properties>
        <style:text-properties style:font-name="OpenSymbol1"/>
      </text:list-level-style-bullet>
      <text:list-level-style-bullet text:level="6" text:style-name="ListLabel_20_121" style:num-suffix="▪" text:bullet-char="▪">
        <style:list-level-properties text:list-level-position-and-space-mode="label-alignment">
          <style:list-level-label-alignment text:label-followed-by="listtab" text:list-tab-stop-position="2.0445in" fo:text-indent="-0.25in" fo:margin-left="2.0445in"/>
        </style:list-level-properties>
        <style:text-properties style:font-name="OpenSymbol1"/>
      </text:list-level-style-bullet>
      <text:list-level-style-bullet text:level="7" text:style-name="ListLabel_20_122" style:num-suffix="" text:bullet-char="">
        <style:list-level-properties text:list-level-position-and-space-mode="label-alignment">
          <style:list-level-label-alignment text:label-followed-by="listtab" text:list-tab-stop-position="2.2945in" fo:text-indent="-0.25in" fo:margin-left="2.2945in"/>
        </style:list-level-properties>
        <style:text-properties style:font-name="Symbol"/>
      </text:list-level-style-bullet>
      <text:list-level-style-bullet text:level="8" text:style-name="ListLabel_20_123" style:num-suffix="◦" text:bullet-char="◦">
        <style:list-level-properties text:list-level-position-and-space-mode="label-alignment">
          <style:list-level-label-alignment text:label-followed-by="listtab" text:list-tab-stop-position="2.5445in" fo:text-indent="-0.25in" fo:margin-left="2.5445in"/>
        </style:list-level-properties>
        <style:text-properties style:font-name="OpenSymbol1"/>
      </text:list-level-style-bullet>
      <text:list-level-style-bullet text:level="9" text:style-name="ListLabel_20_124" style:num-suffix="▪" text:bullet-char="▪">
        <style:list-level-properties text:list-level-position-and-space-mode="label-alignment">
          <style:list-level-label-alignment text:label-followed-by="listtab" text:list-tab-stop-position="2.7945in" fo:text-indent="-0.25in" fo:margin-left="2.79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2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2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12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12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2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1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13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13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3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3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13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13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3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1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14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14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22:38:00</meta:creation-date>
    <meta:initial-creator>Brian O'Neill</meta:initial-creator>
    <dc:language>en-US</dc:language>
    <dc:creator>Heidi Ellis</dc:creator>
    <dc:date>2021-01-25T11:39:31.647281284</dc:date>
    <meta:editing-cycles>78</meta:editing-cycles>
    <meta:editing-duration>P2DT4H19M18S</meta:editing-duration>
    <meta:generator>LibreOffice/6.2.8.2$Linux_X86_64 LibreOffice_project/20$Build-2</meta:generator>
    <meta:document-statistic meta:table-count="0" meta:image-count="0" meta:object-count="0" meta:page-count="2" meta:paragraph-count="53" meta:word-count="673" meta:character-count="3871" meta:non-whitespace-character-count="32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